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4.39997" calcext:value-type="float">
            <text:p>-34,39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2.99999" calcext:value-type="float">
            <text:p>-22,9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2.49999" calcext:value-type="float">
            <text:p>-22,4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.45" calcext:value-type="float">
            <text:p>-17,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.54998" calcext:value-type="float">
            <text:p>-23,54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400002" calcext:value-type="float">
            <text:p>-1,400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0.24998" calcext:value-type="float">
            <text:p>-20,24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2.94999" calcext:value-type="float">
            <text:p>-22,94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49999" calcext:value-type="float">
            <text:p>1,749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3.6" calcext:value-type="float">
            <text:p>-13,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450006" calcext:value-type="float">
            <text:p>-1,450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900001" calcext:value-type="float">
            <text:p>2,900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.050007" calcext:value-type="float">
            <text:p>-5,050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.90001" calcext:value-type="float">
            <text:p>-10,9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599997" calcext:value-type="float">
            <text:p>2,5999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7.10001" calcext:value-type="float">
            <text:p>-17,1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850002" calcext:value-type="float">
            <text:p>-1,850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1.19999" calcext:value-type="float">
            <text:p>-21,19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5.60001" calcext:value-type="float">
            <text:p>-15,6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800002" calcext:value-type="float">
            <text:p>6,800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.95" calcext:value-type="float">
            <text:p>-16,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5.50001" calcext:value-type="float">
            <text:p>-15,5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.90001" calcext:value-type="float">
            <text:p>-12,9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.00001" calcext:value-type="float">
            <text:p>-10,00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200002" calcext:value-type="float">
            <text:p>6,200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.35001" calcext:value-type="float">
            <text:p>-11,35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7.65" calcext:value-type="float">
            <text:p>-17,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.15001" calcext:value-type="float">
            <text:p>-15,1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999733" calcext:value-type="float">
            <text:p>0,049997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200002" calcext:value-type="float">
            <text:p>5,2000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499949" calcext:value-type="float">
            <text:p>0,64999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.85001" calcext:value-type="float">
            <text:p>-11,85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0.30001" calcext:value-type="float">
            <text:p>-10,3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1.1" calcext:value-type="float">
            <text:p>-21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5.15001" calcext:value-type="float">
            <text:p>-15,15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9.850008" calcext:value-type="float">
            <text:p>-9,8500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349991" calcext:value-type="float">
            <text:p>2,3499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1.70001" calcext:value-type="float">
            <text:p>-11,7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0.50001" calcext:value-type="float">
            <text:p>-10,5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500001" calcext:value-type="float">
            <text:p>7,500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.600006" calcext:value-type="float">
            <text:p>-7,600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.700007" calcext:value-type="float">
            <text:p>-8,7000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.60001" calcext:value-type="float">
            <text:p>-11,60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250002" calcext:value-type="float">
            <text:p>6,2500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300001" calcext:value-type="float">
            <text:p>6,30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.65" calcext:value-type="float">
            <text:p>-17,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4.35001" calcext:value-type="float">
            <text:p>-14,35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550001" calcext:value-type="float">
            <text:p>7,55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200001" calcext:value-type="float">
            <text:p>6,2000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049998" calcext:value-type="float">
            <text:p>5,0499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4.20001" calcext:value-type="float">
            <text:p>-14,20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1.55" calcext:value-type="float">
            <text:p>-11,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499998" calcext:value-type="float">
            <text:p>2,4999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249999" calcext:value-type="float">
            <text:p>5,2499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599996" calcext:value-type="float">
            <text:p>3,5999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3.60001" calcext:value-type="float">
            <text:p>-13,6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2.35001" calcext:value-type="float">
            <text:p>-12,35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699994" calcext:value-type="float">
            <text:p>1,6999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700001" calcext:value-type="float">
            <text:p>5,70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950002" calcext:value-type="float">
            <text:p>6,9500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8.55" calcext:value-type="float">
            <text:p>-18,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450001" calcext:value-type="float">
            <text:p>6,450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800001" calcext:value-type="float">
            <text:p>5,800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7.95" calcext:value-type="float">
            <text:p>-17,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100001" calcext:value-type="float">
            <text:p>7,100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.65001" calcext:value-type="float">
            <text:p>-10,65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650001" calcext:value-type="float">
            <text:p>7,65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2.80001" calcext:value-type="float">
            <text:p>-12,8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3.00001" calcext:value-type="float">
            <text:p>-13,000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000001" calcext:value-type="float">
            <text:p>7,0000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100001" calcext:value-type="float">
            <text:p>7,10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100001" calcext:value-type="float">
            <text:p>7,100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400001" calcext:value-type="float">
            <text:p>6,4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800001" calcext:value-type="float">
            <text:p>7,800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.60001" calcext:value-type="float">
            <text:p>-11,6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7" calcext:value-type="float">
            <text:p>8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9:14:13.160000000</dc:date>
    <meta:editing-duration>PT1M54S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3</text:p>
        </chart:title>
        <chart:subtitle svg:x="6.726cm" svg:y="1.275cm" chart:style-name="ch3">
          <text:p>Turno limitado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058cm" svg:y="2.337cm" svg:width="9.987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34.39997">
                <text:p>-34.39997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2.99999">
                <text:p>-22.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2.49999">
                <text:p>-22.4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7.45">
                <text:p>-17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3.54998">
                <text:p>-23.54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20.24998">
                <text:p>-20.24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22.94999">
                <text:p>-22.94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749999">
                <text:p>1.74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3.6">
                <text:p>-1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.450006">
                <text:p>-1.45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900001">
                <text:p>2.9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5.050007">
                <text:p>-5.05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0.90001">
                <text:p>-10.9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599997">
                <text:p>2.599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7.10001">
                <text:p>-17.1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1.19999">
                <text:p>-21.1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5.60001">
                <text:p>-15.6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800002">
                <text:p>6.8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6.95">
                <text:p>-16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5.50001">
                <text:p>-15.5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2.90001">
                <text:p>-12.9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0.00001">
                <text:p>-10.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200002">
                <text:p>6.2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1.35001">
                <text:p>-11.35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7.65">
                <text:p>-17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5.15001">
                <text:p>-15.15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4999733">
                <text:p>0.04999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200002">
                <text:p>5.2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499949">
                <text:p>0.6499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1.85001">
                <text:p>-11.85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10.30001">
                <text:p>-10.3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21.1">
                <text:p>-21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5.15001">
                <text:p>-15.15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9.850008">
                <text:p>-9.850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349991">
                <text:p>2.349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1.70001">
                <text:p>-11.7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10.50001">
                <text:p>-10.5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500001">
                <text:p>7.5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7.600006">
                <text:p>-7.600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8.700007">
                <text:p>-8.700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1.60001">
                <text:p>-11.6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.250002">
                <text:p>6.25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.300001">
                <text:p>6.3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17.65">
                <text:p>-17.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4.35001">
                <text:p>-14.35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550001">
                <text:p>7.55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.200001">
                <text:p>6.2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049998">
                <text:p>5.049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4.20001">
                <text:p>-14.2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11.55">
                <text:p>-11.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.249999">
                <text:p>5.24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599996">
                <text:p>3.5999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3.60001">
                <text:p>-13.6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2.35001">
                <text:p>-12.35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699994">
                <text:p>1.6999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700001">
                <text:p>5.7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.950002">
                <text:p>6.95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18.55">
                <text:p>-18.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450001">
                <text:p>6.45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.800001">
                <text:p>5.8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17.95">
                <text:p>-17.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100001">
                <text:p>7.1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10.65001">
                <text:p>-10.65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650001">
                <text:p>7.65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12.80001">
                <text:p>-12.8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13.00001">
                <text:p>-13.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100001">
                <text:p>7.1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100001">
                <text:p>7.1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400001">
                <text:p>6.4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.800001">
                <text:p>7.8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11.60001">
                <text:p>-11.6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